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 Black" svg:font-family="'Arial Blac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in"/>
        </style:tab-stops>
      </style:paragraph-properties>
      <style:text-properties fo:color="#f10d0c" loext:opacity="100%" style:font-name="Arial Black" fo:font-size="18pt" officeooo:rsid="000bb267" officeooo:paragraph-rsid="000bb267"/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fo:color="#f10d0c" loext:opacity="100%" style:font-name="Arial Black" fo:font-size="18pt" officeooo:rsid="000bb267" officeooo:paragraph-rsid="000df88d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fo:color="#f10d0c" loext:opacity="100%" style:font-name="Arial Black" fo:font-size="18pt" officeooo:rsid="000bb267" officeooo:paragraph-rsid="001363ed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fo:color="#f10d0c" loext:opacity="100%" style:font-name="Arial Black" fo:font-size="18pt" officeooo:rsid="000bb267" officeooo:paragraph-rsid="0014d478"/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  <style:text-properties fo:color="#069a2e" loext:opacity="100%" style:font-name="Arial Black" fo:font-size="18pt" officeooo:paragraph-rsid="000bb267"/>
    </style:style>
    <style:style style:name="P6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paragraph-rsid="000bb267" style:font-size-asian="18pt" style:font-weight-asian="normal" style:font-size-complex="18pt" style:font-weight-complex="normal"/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paragraph-rsid="000df88d" style:font-size-asian="18pt" style:font-weight-asian="normal" style:font-size-complex="18pt" style:font-weight-complex="normal"/>
    </style:style>
    <style:style style:name="P8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paragraph-rsid="0014d478" style:font-size-asian="18pt" style:font-weight-asian="normal" style:font-size-complex="18pt" style:font-weight-complex="normal"/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0bb26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0df88d" style:font-size-asian="18pt" style:font-weight-asian="normal" style:font-size-complex="18pt" style:font-weight-complex="normal"/>
    </style:style>
    <style:style style:name="P11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1363ed" style:font-size-asian="18pt" style:font-weight-asian="normal" style:font-size-complex="18pt" style:font-weight-complex="normal"/>
    </style:style>
    <style:style style:name="P12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13fbd3" style:font-size-asian="18pt" style:font-weight-asian="normal" style:font-size-complex="18pt" style:font-weight-complex="normal"/>
    </style:style>
    <style:style style:name="P13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140989" style:font-size-asian="18pt" style:font-weight-asian="normal" style:font-size-complex="18pt" style:font-weight-complex="normal"/>
    </style:style>
    <style:style style:name="P14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14d478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0bb26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0df88d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1363ed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bb267" officeooo:paragraph-rsid="0014d478" style:font-size-asian="18pt" style:font-weight-asian="normal" style:font-size-complex="18pt" style:font-weight-complex="normal"/>
    </style:style>
    <style:style style:name="P19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d2cdd" officeooo:paragraph-rsid="001363ed" style:font-size-asian="18pt" style:font-weight-asian="normal" style:font-size-complex="18pt" style:font-weight-complex="normal"/>
    </style:style>
    <style:style style:name="P20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d2cdd" officeooo:paragraph-rsid="0013fbd3" style:font-size-asian="18pt" style:font-weight-asian="normal" style:font-size-complex="18pt" style:font-weight-complex="normal"/>
    </style:style>
    <style:style style:name="P21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d2cdd" officeooo:paragraph-rsid="00140989" style:font-size-asian="18pt" style:font-weight-asian="normal" style:font-size-complex="18pt" style:font-weight-complex="normal"/>
    </style:style>
    <style:style style:name="P22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d2cdd" officeooo:paragraph-rsid="001430d1" style:font-size-asian="18pt" style:font-weight-asian="normal" style:font-size-complex="18pt" style:font-weight-complex="normal"/>
    </style:style>
    <style:style style:name="P23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0d2cdd" officeooo:paragraph-rsid="0014d478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rsid="00119fc4" officeooo:paragraph-rsid="00119fc4" style:font-size-asian="18pt" style:font-weight-asian="normal" style:font-size-complex="18pt" style:font-weight-complex="normal"/>
    </style:style>
    <style:style style:name="P25" style:family="paragraph" style:parent-style-name="Standard">
      <style:paragraph-properties>
        <style:tab-stops>
          <style:tab-stop style:position="0in"/>
        </style:tab-stops>
      </style:paragraph-properties>
      <style:text-properties fo:color="#7b3d00" loext:opacity="100%" style:font-name="Times New Roman" fo:font-size="18pt" fo:font-weight="normal" officeooo:paragraph-rsid="001363ed"/>
    </style:style>
    <style:style style:name="P26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800080" loext:opacity="100%" style:font-name="Times New Roman" fo:font-size="18pt" fo:font-weight="normal" officeooo:rsid="000bb267" officeooo:paragraph-rsid="001363ed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800080" loext:opacity="100%" style:font-name="Times New Roman" fo:font-size="18pt" fo:font-weight="normal" officeooo:rsid="000bb267" officeooo:paragraph-rsid="0013fbd3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800080" loext:opacity="100%" style:font-name="Times New Roman" fo:font-size="18pt" fo:font-weight="normal" officeooo:rsid="000bb267" officeooo:paragraph-rsid="00140989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color="#800080" loext:opacity="100%" style:font-name="Times New Roman" fo:font-size="18pt" fo:font-weight="normal" officeooo:rsid="000bb267" officeooo:paragraph-rsid="0014d478" style:font-size-asian="18pt" style:font-weight-asian="normal" style:font-size-complex="18pt" style:font-weight-complex="normal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Times New Roman" fo:font-size="13pt" fo:font-weight="normal" officeooo:paragraph-rsid="0014d478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Times New Roman" fo:font-size="13pt" fo:font-style="italic" fo:font-weight="normal" officeooo:rsid="000bb267" officeooo:paragraph-rsid="000bb267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Times New Roman" fo:font-size="13pt" fo:font-style="italic" fo:font-weight="normal" officeooo:rsid="000bb267" officeooo:paragraph-rsid="000df88d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Times New Roman" fo:font-size="13pt" fo:font-style="italic" fo:font-weight="normal" officeooo:rsid="000bb267" officeooo:paragraph-rsid="001363ed" style:font-size-asian="13pt" style:font-style-asian="italic" style:font-weight-asian="normal" style:font-size-complex="13pt" style:font-style-complex="italic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Times New Roman" fo:font-size="13pt" fo:font-style="italic" fo:font-weight="normal" officeooo:rsid="000bb267" officeooo:paragraph-rsid="00140989" style:font-size-asian="13pt" style:font-style-asian="italic" style:font-weight-asian="normal" style:font-size-complex="13pt" style:font-style-complex="italic" style:font-weight-complex="normal"/>
    </style:style>
    <style:style style:name="P35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Times New Roman" fo:font-size="13pt" fo:font-style="italic" fo:font-weight="normal" officeooo:rsid="000bb267" officeooo:paragraph-rsid="0014d478" style:font-size-asian="13pt" style:font-style-asian="italic" style:font-weight-asian="normal" style:font-size-complex="13pt" style:font-style-complex="italic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Times New Roman" fo:font-size="13pt" fo:font-style="italic" style:text-underline-style="none" fo:font-weight="normal" officeooo:rsid="000df88d" officeooo:paragraph-rsid="000df88d" style:font-size-asian="13pt" style:font-style-asian="italic" style:font-weight-asian="normal" style:font-size-complex="13pt" style:font-style-complex="italic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d2cdd" officeooo:paragraph-rsid="000d2cdd" style:font-size-asian="15.75pt" style:font-weight-asian="bold" style:font-size-complex="18pt" style:font-weight-complex="bold"/>
    </style:style>
    <style:style style:name="P38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d2cdd" officeooo:paragraph-rsid="000df88d" style:font-size-asian="15.75pt" style:font-weight-asian="bold" style:font-size-complex="18pt" style:font-weight-complex="bold"/>
    </style:style>
    <style:style style:name="P39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d2cdd" officeooo:paragraph-rsid="001363ed" style:font-size-asian="15.75pt" style:font-weight-asian="bold" style:font-size-complex="18pt" style:font-weight-complex="bold"/>
    </style:style>
    <style:style style:name="P40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d2cdd" officeooo:paragraph-rsid="0013fbd3" style:font-size-asian="15.75pt" style:font-weight-asian="bold" style:font-size-complex="18pt" style:font-weight-complex="bold"/>
    </style:style>
    <style:style style:name="P41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d2cdd" officeooo:paragraph-rsid="00140989" style:font-size-asian="15.75pt" style:font-weight-asian="bold" style:font-size-complex="18pt" style:font-weight-complex="bold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d2cdd" officeooo:paragraph-rsid="001430d1" style:font-size-asian="15.75pt" style:font-weight-asian="bold" style:font-size-complex="18pt" style:font-weight-complex="bold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d2cdd" officeooo:paragraph-rsid="0014d478" style:font-size-asian="15.75pt" style:font-weight-asian="bold" style:font-size-complex="18pt" style:font-weight-complex="bold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bb267" officeooo:paragraph-rsid="000df88d" style:font-size-asian="18pt" style:font-weight-asian="bold" style:font-size-complex="18pt" style:font-weight-complex="bold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bb267" officeooo:paragraph-rsid="001363ed" style:font-size-asian="18pt" style:font-weight-asian="bold" style:font-size-complex="18pt" style:font-weight-complex="bold"/>
    </style:style>
    <style:style style:name="P46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bb267" officeooo:paragraph-rsid="0013fbd3" style:font-size-asian="18pt" style:font-weight-asian="bold" style:font-size-complex="18pt" style:font-weight-complex="bold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8pt" fo:font-weight="bold" officeooo:rsid="000bb267" officeooo:paragraph-rsid="00140989" style:font-size-asian="18pt" style:font-weight-asian="bold" style:font-size-complex="18pt" style:font-weight-complex="bold"/>
    </style:style>
    <style:style style:name="P48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4pt" fo:font-weight="bold" officeooo:rsid="000df88d" officeooo:paragraph-rsid="000df88d" style:font-size-asian="12.25pt" style:font-weight-asian="bold" style:font-size-complex="14pt" style:font-weight-complex="bold"/>
    </style:style>
    <style:style style:name="P49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4pt" fo:font-weight="bold" officeooo:rsid="000df88d" officeooo:paragraph-rsid="001363ed" style:font-size-asian="12.25pt" style:font-weight-asian="bold" style:font-size-complex="14pt" style:font-weight-complex="bold"/>
    </style:style>
    <style:style style:name="P50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4pt" fo:font-weight="bold" officeooo:rsid="000df88d" officeooo:paragraph-rsid="0013fbd3" style:font-size-asian="12.25pt" style:font-weight-asian="bold" style:font-size-complex="14pt" style:font-weight-complex="bold"/>
    </style:style>
    <style:style style:name="P51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4pt" fo:font-weight="bold" officeooo:rsid="000df88d" officeooo:paragraph-rsid="00140989" style:font-size-asian="12.25pt" style:font-weight-asian="bold" style:font-size-complex="14pt" style:font-weight-complex="bold"/>
    </style:style>
    <style:style style:name="P52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4pt" fo:font-weight="bold" officeooo:rsid="000df88d" officeooo:paragraph-rsid="001430d1" style:font-size-asian="12.25pt" style:font-weight-asian="bold" style:font-size-complex="14pt" style:font-weight-complex="bold"/>
    </style:style>
    <style:style style:name="P53" style:family="paragraph" style:parent-style-name="Standard">
      <style:paragraph-properties>
        <style:tab-stops>
          <style:tab-stop style:position="0in"/>
        </style:tab-stops>
      </style:paragraph-properties>
      <style:text-properties fo:color="#00a933" loext:opacity="100%" style:font-name="Times New Roman" fo:font-size="14pt" fo:font-weight="bold" officeooo:rsid="000df88d" officeooo:paragraph-rsid="0014d478" style:font-size-asian="12.25pt" style:font-weight-asian="bold" style:font-size-complex="14pt" style:font-weight-complex="bold"/>
    </style:style>
    <style:style style:name="P54" style:family="paragraph" style:parent-style-name="Standard">
      <style:paragraph-properties>
        <style:tab-stops>
          <style:tab-stop style:position="0in"/>
        </style:tab-stops>
      </style:paragraph-properties>
      <style:text-properties fo:color="#ff0000" loext:opacity="100%" style:font-name="Ubuntu" fo:font-size="15pt" fo:font-style="italic" style:text-underline-style="none" fo:font-weight="normal" officeooo:rsid="00119fc4" officeooo:paragraph-rsid="00119fc4" style:font-size-asian="15pt" style:font-style-asian="italic" style:font-weight-asian="normal" style:font-size-complex="15pt" style:font-style-complex="italic" style:font-weight-complex="normal"/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  <style:text-properties fo:color="#d4d4d4" loext:opacity="100%" style:font-name="Droid Sans Mono" fo:font-size="10.5pt" fo:font-weight="normal" officeooo:rsid="000d2cdd" officeooo:paragraph-rsid="001430d1" fo:background-color="#1e1e1e" style:font-size-asian="18pt" style:font-weight-asian="normal" style:font-size-complex="18pt" style:font-weight-complex="normal"/>
    </style:style>
    <style:style style:name="P56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861141" loext:opacity="100%" style:font-name="Arial Black" fo:font-size="18pt" fo:letter-spacing="normal" fo:font-style="normal" fo:font-weight="normal" officeooo:rsid="000fd9b4" officeooo:paragraph-rsid="000fd9b4" style:font-size-asian="18pt" style:font-size-complex="18pt"/>
    </style:style>
    <style:style style:name="P57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119fc4" officeooo:paragraph-rsid="00119fc4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line-height="150%"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119fc4" officeooo:paragraph-rsid="00119fc4" style:font-size-asian="18pt" style:font-weight-asian="normal" style:font-size-complex="18pt" style:font-weight-complex="normal"/>
    </style:style>
    <style:style style:name="P59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d2cdd" officeooo:paragraph-rsid="000d2cdd" style:font-size-asian="18pt" style:font-weight-asian="normal" style:font-size-complex="18pt" style:font-weight-complex="normal"/>
    </style:style>
    <style:style style:name="P60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d2cdd" officeooo:paragraph-rsid="000df88d" style:font-size-asian="18pt" style:font-weight-asian="normal" style:font-size-complex="18pt" style:font-weight-complex="normal"/>
    </style:style>
    <style:style style:name="P61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d2cdd" officeooo:paragraph-rsid="001363ed" style:font-size-asian="18pt" style:font-weight-asian="normal" style:font-size-complex="18pt" style:font-weight-complex="normal"/>
    </style:style>
    <style:style style:name="P62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d2cdd" officeooo:paragraph-rsid="0014d478" style:font-size-asian="18pt" style:font-weight-asian="normal" style:font-size-complex="18pt" style:font-weight-complex="normal"/>
    </style:style>
    <style:style style:name="P63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bb267" officeooo:paragraph-rsid="000bb267" style:font-size-asian="18pt" style:font-weight-asian="normal" style:font-size-complex="18pt" style:font-weight-complex="normal"/>
    </style:style>
    <style:style style:name="P64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bb267" officeooo:paragraph-rsid="000df88d" style:font-size-asian="18pt" style:font-weight-asian="normal" style:font-size-complex="18pt" style:font-weight-complex="normal"/>
    </style:style>
    <style:style style:name="P65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bb267" officeooo:paragraph-rsid="001363ed" style:font-size-asian="18pt" style:font-weight-asian="normal" style:font-size-complex="18pt" style:font-weight-complex="normal"/>
    </style:style>
    <style:style style:name="P66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bb267" officeooo:paragraph-rsid="0013fbd3" style:font-size-asian="18pt" style:font-weight-asian="normal" style:font-size-complex="18pt" style:font-weight-complex="normal"/>
    </style:style>
    <style:style style:name="P67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bb267" officeooo:paragraph-rsid="00140989" style:font-size-asian="18pt" style:font-weight-asian="normal" style:font-size-complex="18pt" style:font-weight-complex="normal"/>
    </style:style>
    <style:style style:name="P68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0bb267" officeooo:paragraph-rsid="0014d478" style:font-size-asian="18pt" style:font-weight-asian="normal" style:font-size-complex="18pt" style:font-weight-complex="normal"/>
    </style:style>
    <style:style style:name="P69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1430d1" officeooo:paragraph-rsid="001430d1" style:font-size-asian="18pt" style:font-weight-asian="normal" style:font-size-complex="18pt" style:font-weight-complex="normal"/>
    </style:style>
    <style:style style:name="P70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7b3d00" loext:opacity="100%" style:font-name="Times New Roman" fo:font-size="18pt" fo:letter-spacing="normal" fo:font-style="normal" fo:font-weight="normal" officeooo:rsid="001430d1" officeooo:paragraph-rsid="0014d478" style:font-size-asian="18pt" style:font-weight-asian="normal" style:font-size-complex="18pt" style:font-weight-complex="normal"/>
    </style:style>
    <style:style style:name="P71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0bb267" officeooo:paragraph-rsid="001363ed" style:font-size-asian="15.75pt" style:font-weight-asian="bold" style:font-size-complex="18pt" style:font-weight-complex="bold"/>
    </style:style>
    <style:style style:name="P72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0bb267" officeooo:paragraph-rsid="000fd9b4" style:font-size-asian="15.75pt" style:font-weight-asian="bold" style:font-size-complex="18pt" style:font-weight-complex="bold"/>
    </style:style>
    <style:style style:name="P73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0df88d" officeooo:paragraph-rsid="000df88d" style:font-size-asian="12.25pt" style:font-weight-asian="bold" style:font-size-complex="14pt" style:font-weight-complex="bold"/>
    </style:style>
    <style:style style:name="P74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0df88d" officeooo:paragraph-rsid="001363ed" style:font-size-asian="12.25pt" style:font-weight-asian="bold" style:font-size-complex="14pt" style:font-weight-complex="bold"/>
    </style:style>
    <style:style style:name="P75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0df88d" officeooo:paragraph-rsid="0014d478" style:font-size-asian="12.25pt" style:font-weight-asian="bold" style:font-size-complex="14pt" style:font-weight-complex="bold"/>
    </style:style>
    <style:style style:name="P76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0df88d" officeooo:paragraph-rsid="0013fbd3" style:font-size-asian="12.25pt" style:font-weight-asian="bold" style:font-size-complex="14pt" style:font-weight-complex="bold"/>
    </style:style>
    <style:style style:name="P77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0df88d" officeooo:paragraph-rsid="00140989" style:font-size-asian="12.25pt" style:font-weight-asian="bold" style:font-size-complex="14pt" style:font-weight-complex="bold"/>
    </style:style>
    <style:style style:name="P78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13fbd3" officeooo:paragraph-rsid="0013fbd3" style:font-size-asian="12.25pt" style:font-weight-asian="bold" style:font-size-complex="14pt" style:font-weight-complex="bold"/>
    </style:style>
    <style:style style:name="P79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13fbd3" officeooo:paragraph-rsid="00140989" style:font-size-asian="12.25pt" style:font-weight-asian="bold" style:font-size-complex="14pt" style:font-weight-complex="bold"/>
    </style:style>
    <style:style style:name="P80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13fbd3" officeooo:paragraph-rsid="0014d478" style:font-size-asian="12.25pt" style:font-weight-asian="bold" style:font-size-complex="14pt" style:font-weight-complex="bold"/>
    </style:style>
    <style:style style:name="P81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a933" loext:opacity="100%" style:font-name="Times New Roman" fo:font-size="14pt" fo:letter-spacing="normal" fo:font-style="normal" fo:font-weight="bold" officeooo:rsid="0014d478" officeooo:paragraph-rsid="0014d478" style:font-size-asian="12.25pt" style:font-weight-asian="bold" style:font-size-complex="14pt" style:font-weight-complex="bold"/>
    </style:style>
    <style:style style:name="P82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505050" loext:opacity="100%" style:font-name="Arial Black" fo:font-size="18pt" fo:letter-spacing="normal" fo:font-style="normal" fo:font-weight="normal" officeooo:paragraph-rsid="000bb267" style:font-size-asian="18pt" style:font-size-complex="18pt"/>
    </style:style>
    <style:style style:name="P83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505050" loext:opacity="100%" style:font-name="Times New Roman" fo:font-size="18pt" fo:letter-spacing="normal" fo:font-style="normal" fo:font-weight="normal" officeooo:rsid="000bb267" officeooo:paragraph-rsid="000bb267" style:font-size-asian="18pt" style:font-weight-asian="normal" style:font-size-complex="18pt" style:font-weight-complex="normal"/>
    </style:style>
    <style:style style:name="P84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font-variant="normal" fo:text-transform="none" fo:color="#800080" loext:opacity="100%" style:font-name="Ubuntu" fo:font-size="12pt" fo:letter-spacing="normal" fo:font-style="normal" fo:font-weight="normal" officeooo:rsid="000bb267" officeooo:paragraph-rsid="000bb267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font-variant="normal" fo:text-transform="none" fo:color="#800080" loext:opacity="100%" style:font-name="Ubuntu" fo:font-size="12pt" fo:letter-spacing="normal" fo:font-style="normal" fo:font-weight="normal" officeooo:rsid="000bb267" officeooo:paragraph-rsid="000df88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line-height="115%">
        <style:tab-stops>
          <style:tab-stop style:position="0in"/>
        </style:tab-stops>
      </style:paragraph-properties>
      <style:text-properties fo:font-variant="normal" fo:text-transform="none" fo:color="#800080" loext:opacity="100%" style:font-name="Ubuntu" fo:font-size="12pt" fo:letter-spacing="normal" fo:font-style="normal" fo:font-weight="normal" officeooo:rsid="00167de6" officeooo:paragraph-rsid="0014d478" style:font-size-asian="12pt" style:font-weight-asian="normal" style:font-size-complex="12pt" style:font-weight-complex="normal"/>
    </style:style>
    <style:style style:name="P87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3pt" fo:letter-spacing="normal" fo:font-style="italic" fo:font-weight="normal" officeooo:rsid="000d2cdd" officeooo:paragraph-rsid="000bb267" style:font-size-asian="13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3pt" fo:letter-spacing="normal" fo:font-style="italic" fo:font-weight="normal" officeooo:rsid="00140989" officeooo:paragraph-rsid="00140989" style:font-size-asian="13pt" style:font-style-asian="italic" style:font-weight-asian="normal" style:font-size-complex="13pt" style:font-style-complex="italic" style:font-weight-complex="normal"/>
    </style:style>
    <style:style style:name="P89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3pt" fo:letter-spacing="normal" fo:font-style="italic" fo:font-weight="normal" officeooo:rsid="00167de6" officeooo:paragraph-rsid="0014d478" style:font-size-asian="13pt" style:font-style-asian="italic" style:font-weight-asian="normal" style:font-size-complex="13pt" style:font-style-complex="italic" style:font-weight-complex="normal"/>
    </style:style>
    <style:style style:name="P90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3pt" fo:letter-spacing="normal" fo:font-style="italic" style:text-underline-style="none" fo:font-weight="normal" officeooo:rsid="000fd9b4" officeooo:paragraph-rsid="000df88d" style:font-size-asian="13pt" style:font-style-asian="italic" style:font-weight-asian="normal" style:font-size-complex="13pt" style:font-style-complex="italic" style:font-weight-complex="normal"/>
    </style:style>
    <style:style style:name="P91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rsid="000d2cdd" officeooo:paragraph-rsid="000bb267" style:font-size-asian="14pt" style:font-weight-asian="normal" style:font-size-complex="14pt" style:font-weight-complex="normal"/>
    </style:style>
    <style:style style:name="P92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rsid="000d2cdd" officeooo:paragraph-rsid="000df88d" style:font-size-asian="14pt" style:font-weight-asian="normal" style:font-size-complex="14pt" style:font-weight-complex="normal"/>
    </style:style>
    <style:style style:name="P93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4pt" fo:letter-spacing="normal" fo:font-style="normal" fo:font-weight="normal" officeooo:rsid="000d2cdd" officeooo:paragraph-rsid="0014d478" style:font-size-asian="14pt" style:font-weight-asian="normal" style:font-size-complex="14pt" style:font-weight-complex="normal"/>
    </style:style>
    <style:style style:name="P94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8pt" fo:letter-spacing="normal" fo:font-style="normal" fo:font-weight="normal" officeooo:rsid="000d2cdd" officeooo:paragraph-rsid="001363ed" style:font-size-asian="15.75pt" style:font-weight-asian="normal" style:font-size-complex="18pt" style:font-weight-complex="normal"/>
    </style:style>
    <style:style style:name="P95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8pt" fo:letter-spacing="normal" fo:font-style="normal" fo:font-weight="normal" officeooo:rsid="000d2cdd" officeooo:paragraph-rsid="0013fbd3" style:font-size-asian="15.75pt" style:font-weight-asian="normal" style:font-size-complex="18pt" style:font-weight-complex="normal"/>
    </style:style>
    <style:style style:name="P96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8pt" fo:letter-spacing="normal" fo:font-style="normal" fo:font-weight="normal" officeooo:rsid="000d2cdd" officeooo:paragraph-rsid="001430d1" style:font-size-asian="15.75pt" style:font-weight-asian="normal" style:font-size-complex="18pt" style:font-weight-complex="normal"/>
    </style:style>
    <style:style style:name="P97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8pt" fo:letter-spacing="normal" fo:font-style="normal" fo:font-weight="normal" officeooo:rsid="000d2cdd" officeooo:paragraph-rsid="0014d478" style:font-size-asian="15.75pt" style:font-weight-asian="normal" style:font-size-complex="18pt" style:font-weight-complex="normal"/>
    </style:style>
    <style:style style:name="P98" style:family="paragraph" style:parent-style-name="Standard">
      <style:paragraph-properties>
        <style:tab-stops>
          <style:tab-stop style:position="0in"/>
        </style:tab-stops>
      </style:paragraph-properties>
      <style:text-properties fo:font-variant="normal" fo:text-transform="none" fo:color="#000000" loext:opacity="100%" style:font-name="Times New Roman" fo:font-size="18pt" fo:letter-spacing="normal" fo:font-style="normal" fo:font-weight="normal" officeooo:rsid="000d2cdd" officeooo:paragraph-rsid="00140989" style:font-size-asian="15.75pt" style:font-weight-asian="normal" style:font-size-complex="18pt" style:font-weight-complex="normal"/>
    </style:style>
    <style:style style:name="P99" style:family="paragraph" style:parent-style-name="Standard">
      <style:paragraph-properties>
        <style:tab-stops>
          <style:tab-stop style:position="0in"/>
        </style:tab-stops>
      </style:paragraph-properties>
      <style:text-properties fo:color="#069a2e" loext:opacity="100%" style:font-name="Arial Black" fo:font-size="18pt" officeooo:rsid="000bb267" officeooo:paragraph-rsid="000bb267" style:font-size-asian="15.75pt" style:font-size-complex="18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 style:font-size-asian="18pt" style:font-size-complex="18pt"/>
    </style:style>
    <style:style style:name="T4" style:family="text">
      <style:text-properties fo:font-variant="normal" fo:text-transform="none" fo:letter-spacing="normal" fo:font-style="normal" fo:font-weight="normal" officeooo:rsid="000d2cdd" style:font-size-asian="18pt" style:font-size-complex="18pt"/>
    </style:style>
    <style:style style:name="T5" style:family="text">
      <style:text-properties fo:font-variant="normal" fo:text-transform="none" fo:letter-spacing="normal" fo:font-style="normal" fo:font-weight="normal" officeooo:rsid="000df88d" style:font-size-asian="18pt" style:font-size-complex="18pt"/>
    </style:style>
    <style:style style:name="T6" style:family="text">
      <style:text-properties fo:font-variant="normal" fo:text-transform="none" fo:letter-spacing="normal" fo:font-style="normal" fo:font-weight="normal" officeooo:rsid="000fd9b4" style:font-size-asian="18pt" style:font-size-complex="18pt"/>
    </style:style>
    <style:style style:name="T7" style:family="text">
      <style:text-properties fo:font-variant="normal" fo:text-transform="none" fo:letter-spacing="normal" fo:font-style="normal" fo:font-weight="normal" officeooo:rsid="001363ed" style:font-size-asian="18pt" style:font-size-complex="18pt"/>
    </style:style>
    <style:style style:name="T8" style:family="text">
      <style:text-properties fo:font-variant="normal" fo:text-transform="none" fo:letter-spacing="normal" fo:font-style="normal" fo:font-weight="normal" officeooo:rsid="0014d478" style:font-size-asian="18pt" style:font-size-complex="18pt"/>
    </style:style>
    <style:style style:name="T9" style:family="text">
      <style:text-properties fo:font-variant="normal" fo:text-transform="none" fo:letter-spacing="normal" fo:font-style="normal" officeooo:rsid="000bb267"/>
    </style:style>
    <style:style style:name="T10" style:family="text">
      <style:text-properties fo:font-variant="normal" fo:text-transform="none" fo:letter-spacing="normal" fo:font-style="normal" officeooo:rsid="000d2cdd"/>
    </style:style>
    <style:style style:name="T11" style:family="text">
      <style:text-properties fo:font-variant="normal" fo:text-transform="none" fo:letter-spacing="normal" fo:font-style="normal" officeooo:rsid="000df88d"/>
    </style:style>
    <style:style style:name="T12" style:family="text">
      <style:text-properties fo:font-variant="normal" fo:text-transform="none" fo:letter-spacing="normal" fo:font-style="normal" officeooo:rsid="000fd9b4"/>
    </style:style>
    <style:style style:name="T13" style:family="text">
      <style:text-properties fo:font-variant="normal" fo:text-transform="none" fo:letter-spacing="normal" fo:font-style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letter-spacing="normal" fo:font-style="normal" officeooo:rsid="000d2cdd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letter-spacing="normal" fo:font-style="normal" officeooo:rsid="000bb267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letter-spacing="normal" fo:font-style="normal" officeooo:rsid="001363ed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letter-spacing="normal" fo:font-style="normal" officeooo:rsid="00186546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fo:letter-spacing="normal" fo:font-style="normal" officeooo:rsid="0013d0d4"/>
    </style:style>
    <style:style style:name="T19" style:family="text">
      <style:text-properties fo:font-variant="normal" fo:text-transform="none" fo:letter-spacing="normal" fo:font-style="normal" officeooo:rsid="0013fbd3"/>
    </style:style>
    <style:style style:name="T20" style:family="text">
      <style:text-properties fo:font-variant="normal" fo:text-transform="none" fo:letter-spacing="normal" fo:font-style="normal" officeooo:rsid="00140989"/>
    </style:style>
    <style:style style:name="T21" style:family="text">
      <style:text-properties fo:font-variant="normal" fo:text-transform="none" fo:letter-spacing="normal" fo:font-style="normal" officeooo:rsid="001430d1"/>
    </style:style>
    <style:style style:name="T22" style:family="text">
      <style:text-properties fo:font-variant="normal" fo:text-transform="none" fo:letter-spacing="normal" fo:font-style="normal" officeooo:rsid="001430d1" fo:background-color="#ffffff" loext:char-shading-value="0"/>
    </style:style>
    <style:style style:name="T23" style:family="text">
      <style:text-properties fo:font-variant="normal" fo:text-transform="none" fo:letter-spacing="normal" fo:font-style="normal" officeooo:rsid="0014d478"/>
    </style:style>
    <style:style style:name="T24" style:family="text">
      <style:text-properties fo:font-variant="normal" fo:text-transform="none" fo:letter-spacing="normal" fo:font-style="normal" officeooo:rsid="00167de6"/>
    </style:style>
    <style:style style:name="T25" style:family="text">
      <style:text-properties fo:font-variant="normal" fo:text-transform="none" fo:letter-spacing="normal" fo:font-style="normal" officeooo:rsid="00186546"/>
    </style:style>
    <style:style style:name="T26" style:family="text">
      <style:text-properties fo:font-variant="normal" fo:text-transform="none" fo:letter-spacing="normal" officeooo:rsid="000d2cdd"/>
    </style:style>
    <style:style style:name="T27" style:family="text">
      <style:text-properties fo:font-variant="normal" fo:text-transform="none" fo:letter-spacing="normal" officeooo:rsid="000df88d"/>
    </style:style>
    <style:style style:name="T28" style:family="text">
      <style:text-properties fo:font-variant="normal" fo:text-transform="none" fo:letter-spacing="normal" officeooo:rsid="000fd9b4"/>
    </style:style>
    <style:style style:name="T29" style:family="text">
      <style:text-properties fo:font-variant="normal" fo:text-transform="none" fo:letter-spacing="normal" officeooo:rsid="001363ed"/>
    </style:style>
    <style:style style:name="T30" style:family="text">
      <style:text-properties fo:font-variant="normal" fo:text-transform="none" fo:letter-spacing="normal" officeooo:rsid="0013d0d4"/>
    </style:style>
    <style:style style:name="T31" style:family="text">
      <style:text-properties fo:font-variant="normal" fo:text-transform="none" fo:letter-spacing="normal" officeooo:rsid="00140989"/>
    </style:style>
    <style:style style:name="T32" style:family="text">
      <style:text-properties fo:font-variant="normal" fo:text-transform="none" fo:letter-spacing="normal" officeooo:rsid="00167de6"/>
    </style:style>
    <style:style style:name="T33" style:family="text">
      <style:text-properties fo:font-variant="normal" fo:text-transform="none" fo:letter-spacing="normal" fo:font-style="italic" officeooo:rsid="000d2cdd" style:font-size-asian="13pt" style:font-style-asian="italic" style:font-weight-asian="normal" style:font-size-complex="13pt" style:font-style-complex="italic" style:font-weight-complex="normal"/>
    </style:style>
    <style:style style:name="T34" style:family="text">
      <style:text-properties fo:font-variant="normal" fo:text-transform="none" fo:letter-spacing="normal" fo:font-style="italic" officeooo:rsid="00167de6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variant="normal" fo:text-transform="none" style:font-name="Ubuntu" fo:font-size="12pt" fo:letter-spacing="normal" fo:font-style="normal" style:font-size-asian="12pt" style:font-size-complex="12pt"/>
    </style:style>
    <style:style style:name="T36" style:family="text">
      <style:text-properties fo:font-variant="normal" fo:text-transform="none" style:font-name="Ubuntu" fo:font-size="12pt" fo:letter-spacing="normal" fo:font-style="normal" officeooo:rsid="000df88d" style:font-size-asian="12pt" style:font-size-complex="12pt"/>
    </style:style>
    <style:style style:name="T37" style:family="text">
      <style:text-properties fo:font-variant="normal" fo:text-transform="none" style:font-name="Ubuntu" fo:font-size="12pt" fo:letter-spacing="normal" fo:font-style="normal" officeooo:rsid="000bb267" style:font-size-asian="12pt" style:font-size-complex="12pt"/>
    </style:style>
    <style:style style:name="T38" style:family="text">
      <style:text-properties fo:font-variant="normal" fo:text-transform="none" style:font-name="Ubuntu" fo:font-size="12pt" fo:letter-spacing="normal" fo:font-style="normal" officeooo:rsid="000fd9b4" style:font-size-asian="12pt" style:font-size-complex="12pt"/>
    </style:style>
    <style:style style:name="T39" style:family="text">
      <style:text-properties fo:font-variant="normal" fo:text-transform="none" style:font-name="Ubuntu" fo:font-size="12pt" fo:letter-spacing="normal" fo:font-style="normal" officeooo:rsid="0013d0d4" style:font-size-asian="12pt" style:font-size-complex="12pt"/>
    </style:style>
    <style:style style:name="T40" style:family="text">
      <style:text-properties fo:font-variant="normal" fo:text-transform="none" style:font-name="Ubuntu" fo:font-size="12pt" fo:letter-spacing="normal" fo:font-style="normal" officeooo:rsid="0013fbd3" style:font-size-asian="12pt" style:font-size-complex="12pt"/>
    </style:style>
    <style:style style:name="T41" style:family="text">
      <style:text-properties fo:font-variant="normal" fo:text-transform="none" style:font-name="Ubuntu" fo:font-size="12pt" fo:letter-spacing="normal" fo:font-style="normal" officeooo:rsid="00140989" style:font-size-asian="12pt" style:font-size-complex="12pt"/>
    </style:style>
    <style:style style:name="T42" style:family="text">
      <style:text-properties fo:font-variant="normal" fo:text-transform="none" style:font-name="Ubuntu" fo:font-size="12pt" fo:letter-spacing="normal" fo:font-style="normal" officeooo:rsid="001430d1" style:font-size-asian="12pt" style:font-size-complex="12pt"/>
    </style:style>
    <style:style style:name="T43" style:family="text">
      <style:text-properties fo:font-variant="normal" fo:text-transform="none" style:font-name="Ubuntu" fo:font-size="12pt" fo:letter-spacing="normal" fo:font-style="normal" officeooo:rsid="0014d478" style:font-size-asian="12pt" style:font-size-complex="12pt"/>
    </style:style>
    <style:style style:name="T44" style:family="text">
      <style:text-properties fo:font-variant="normal" fo:text-transform="none" style:font-name="Ubuntu" fo:font-size="12pt" fo:letter-spacing="normal" fo:font-style="normal" officeooo:rsid="00167de6" style:font-size-asian="12pt" style:font-size-complex="12pt"/>
    </style:style>
    <style:style style:name="T45" style:family="text">
      <style:text-properties fo:font-variant="normal" fo:text-transform="none" style:font-name="Ubuntu" fo:font-size="12pt" fo:letter-spacing="normal" fo:font-style="normal" officeooo:rsid="00186546" style:font-size-asian="12pt" style:font-size-complex="12pt"/>
    </style:style>
    <style:style style:name="T46" style:family="text">
      <style:text-properties fo:font-variant="normal" fo:text-transform="none" fo:color="#800080" loext:opacity="100%" style:font-name="Ubuntu" fo:font-size="12pt" fo:letter-spacing="normal" fo:font-style="normal" style:font-size-asian="12pt" style:font-size-complex="12pt"/>
    </style:style>
    <style:style style:name="T47" style:family="text">
      <style:text-properties fo:font-variant="normal" fo:text-transform="none" fo:color="#800080" loext:opacity="100%" style:font-name="Ubuntu" fo:font-size="12pt" fo:letter-spacing="normal" fo:font-style="normal" officeooo:rsid="0013d0d4" style:font-size-asian="12pt" style:font-size-complex="12pt"/>
    </style:style>
    <style:style style:name="T48" style:family="text">
      <style:text-properties fo:font-variant="normal" fo:text-transform="none" fo:color="#800080" loext:opacity="100%" style:font-name="Ubuntu" fo:font-size="12pt" fo:letter-spacing="normal" fo:font-style="normal" officeooo:rsid="00167de6" style:font-size-asian="12pt" style:font-size-complex="12pt"/>
    </style:style>
    <style:style style:name="T49" style:family="text">
      <style:text-properties fo:font-variant="normal" fo:text-transform="none" fo:color="#7b3d00" loext:opacity="100%" fo:font-size="18pt" fo:letter-spacing="normal" fo:font-style="normal" fo:font-weight="normal" officeooo:rsid="001430d1" style:font-size-asian="18pt" style:font-weight-asian="normal" style:font-size-complex="18pt" style:font-weight-complex="normal"/>
    </style:style>
    <style:style style:name="T50" style:family="text">
      <style:text-properties fo:font-variant="normal" fo:text-transform="none" fo:color="#7b3d00" loext:opacity="100%" fo:font-size="18pt" fo:letter-spacing="normal" fo:font-style="normal" fo:font-weight="normal" officeooo:rsid="0014d478" style:font-size-asian="18pt" style:font-weight-asian="normal" style:font-size-complex="18pt" style:font-weight-complex="normal"/>
    </style:style>
    <style:style style:name="T51" style:family="text">
      <style:text-properties fo:font-variant="normal" fo:text-transform="none" fo:color="#7b3d00" loext:opacity="100%" style:font-name="Times New Roman" fo:font-size="18pt" fo:letter-spacing="normal" fo:font-style="normal" officeooo:rsid="001430d1" fo:background-color="#ffffff" loext:char-shading-value="0"/>
    </style:style>
    <style:style style:name="T52" style:family="text">
      <style:text-properties fo:font-variant="normal" fo:text-transform="none" fo:color="#ff0000" loext:opacity="100%" fo:font-size="15pt" fo:letter-spacing="normal" fo:font-weight="bold" officeooo:rsid="000fd9b4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fo:color="#000000" loext:opacity="100%" fo:font-size="13pt" fo:letter-spacing="normal" fo:font-style="normal" officeooo:rsid="001430d1" fo:background-color="#ffffff" loext:char-shading-value="0" style:font-size-asian="13pt" style:font-size-complex="13pt"/>
    </style:style>
    <style:style style:name="T54" style:family="text">
      <style:text-properties officeooo:rsid="000bb267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Authorization</text:p>
      <text:p text:style-name="P24"><text:span text:style-name="T2">1- In order to authorize a user, make a request to the url related to the token</text:span><text:span text:style-name="T25">(It is mentioned in next pages)</text:span></text:p>
      <text:p text:style-name="P24"><text:span text:style-name="T2">2- After receiving the token, put this (key, value) </text:span><text:span text:style-name="T25">pair</text:span><text:span text:style-name="T2"> in the header of the request :</text:span></text:p>
      <text:p text:style-name="P57"><text:tab/>key : Authorization</text:p>
      <text:p text:style-name="P57"><text:tab/>value : Token &lt;received token&gt;</text:p>
      <text:p text:style-name="P58"/>
      <text:p text:style-name="P54"><text:span text:style-name="T1">* Authorization is </text:span><text:span text:style-name="T29">not</text:span><text:span text:style-name="T1"> needed for urls with permissions o</text:span><text:span text:style-name="T29">f</text:span><text:span text:style-name="T1"> allowAny.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99"/>
      <text:p text:style-name="P99"/>
      <text:p text:style-name="P5"><text:soft-page-break/><text:span text:style-name="T54">Base url : https://ecg-information.herokuapp.com/</text:span></text:p>
      <text:p text:style-name="P82"/>
      <text:p text:style-name="P1"><text:span text:style-name="T3">1- </text:span><text:span text:style-name="T4">C</text:span><text:span text:style-name="T3">reate new user</text:span></text:p>
      <text:p text:style-name="P6"><text:span text:style-name="T10">E</text:span><text:span text:style-name="T9">ndpoint : </text:span><text:span text:style-name="T2">api/</text:span><text:span text:style-name="T9">p</text:span><text:span text:style-name="T2">ost-user ,</text:span></text:p>
      <text:p text:style-name="P59">Method : POST ,</text:p>
      <text:p text:style-name="P59">Permission : allowAny ,</text:p>
      <text:p text:style-name="P9"><text:span text:style-name="T2">body of request </text:span><text:span text:style-name="T10">(json)</text:span><text:span text:style-name="T2">: {</text:span></text:p>
      <text:p text:style-name="P15"><text:span text:style-name="T2"><text:tab/><text:tab/><text:tab/><text:tab/></text:span><text:span text:style-name="T46">“username” : “………”,</text:span></text:p>
      <text:p text:style-name="P84"><text:tab/><text:tab/><text:tab/><text:tab/>“fullname” : “………..”,</text:p>
      <text:p text:style-name="P84"><text:tab/><text:tab/><text:tab/><text:tab/>“password” : “………..”,</text:p>
      <text:p text:style-name="P63"><text:tab/><text:tab/><text:tab/> <text:s text:c="4"/>}</text:p>
      <text:p text:style-name="P31"><text:span text:style-name="T1">* </text:span><text:span text:style-name="T26">username =&gt; username must be the national id of the user</text:span></text:p>
      <text:p text:style-name="P87">* password =&gt; password length must be 5 or more</text:p>
      <text:p text:style-name="P91"/>
      <text:p text:style-name="P37"><text:span text:style-name="T2">Response </text:span><text:span text:style-name="T11">(if successful)</text:span><text:span text:style-name="T2"> : </text:span></text:p>
      <text:p text:style-name="P73">- status : 201</text:p>
      <text:p text:style-name="P73">- body : {</text:p>
      <text:p text:style-name="P48"><text:span text:style-name="T2"><text:tab/></text:span><text:span text:style-name="T37">“username” : “………”,</text:span></text:p>
      <text:p text:style-name="P44"><text:span text:style-name="T35"><text:tab/>“</text:span><text:span text:style-name="T36">fullname</text:span><text:span text:style-name="T35">” : “………..”,</text:span></text:p>
      <text:p text:style-name="P73"><text:tab/><text:tab/>}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"><text:soft-page-break/><text:span text:style-name="T6">2</text:span><text:span text:style-name="T3">- </text:span><text:span text:style-name="T5">Get user’s token and role(patient, doctor or nurse)</text:span></text:p>
      <text:p text:style-name="P7"><text:span text:style-name="T10">E</text:span><text:span text:style-name="T9">ndpoint : </text:span><text:span text:style-name="T2">api/</text:span><text:span text:style-name="T11">token</text:span><text:span text:style-name="T2"> ,</text:span></text:p>
      <text:p text:style-name="P60">Method : POST ,</text:p>
      <text:p text:style-name="P60">Permission : allowAny ,</text:p>
      <text:p text:style-name="P10"><text:span text:style-name="T2">body of request </text:span><text:span text:style-name="T10">(</text:span><text:span text:style-name="T25">form-data</text:span><text:span text:style-name="T10">)</text:span><text:span text:style-name="T2">: {</text:span></text:p>
      <text:p text:style-name="P16"><text:span text:style-name="T2"><text:tab/><text:tab/><text:tab/><text:tab/></text:span><text:span text:style-name="T46">“username” : “………”,</text:span></text:p>
      <text:p text:style-name="P85"><text:tab/><text:tab/><text:tab/><text:tab/>“password” : “………..”,</text:p>
      <text:p text:style-name="P64"><text:tab/><text:tab/><text:tab/> <text:s text:c="4"/>}</text:p>
      <text:p text:style-name="P32"><text:span text:style-name="T1">* </text:span><text:span text:style-name="T26">username =&gt; username </text:span><text:span text:style-name="T27">of a user</text:span></text:p>
      <text:p text:style-name="P32"><text:span text:style-name="T26">* password =&gt; password </text:span><text:span text:style-name="T27">of a user</text:span></text:p>
      <text:p text:style-name="P92"/>
      <text:p text:style-name="P38"><text:span text:style-name="T2">Response </text:span><text:span text:style-name="T11">(if successful)</text:span><text:span text:style-name="T2"> : </text:span></text:p>
      <text:p text:style-name="P48"><text:span text:style-name="T2">- status : 20</text:span><text:span text:style-name="T12">0</text:span></text:p>
      <text:p text:style-name="P73">- body : {</text:p>
      <text:p text:style-name="P48"><text:span text:style-name="T2"><text:tab/></text:span><text:span text:style-name="T37">“</text:span><text:span text:style-name="T38">token</text:span><text:span text:style-name="T37">” : “………”,</text:span></text:p>
      <text:p text:style-name="P44"><text:span text:style-name="T35"><text:tab/>“</text:span><text:span text:style-name="T38">user_role</text:span><text:span text:style-name="T35">” : “………..”,</text:span></text:p>
      <text:p text:style-name="P73"><text:tab/><text:tab/>}</text:p>
      <text:p text:style-name="P36"><text:span text:style-name="T1">*</text:span><text:span text:style-name="T28"> token =&gt; in order to make request to urls that need special permissions, users must add token to the header of the request(more info in </text:span><text:span text:style-name="T52">Authorization</text:span><text:span text:style-name="T28"> part)</text:span></text:p>
      <text:p text:style-name="P90">* user_role =&gt; user’s role can be three items : doctor, nurse or patient. This can be used as a flag for the developer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3"><text:soft-page-break/><text:span text:style-name="T7">3</text:span><text:span text:style-name="T3">- </text:span><text:span text:style-name="T7">Get/Post/Update/Delete informations of patients</text:span></text:p>
      <text:p text:style-name="P25"><text:span text:style-name="T17">Base </text:span><text:span text:style-name="T14">E</text:span><text:span text:style-name="T15">ndpoint : </text:span><text:span text:style-name="T16">api/patient/info</text:span><text:span text:style-name="T13"> ,</text:span></text:p>
      <text:p text:style-name="P19"><text:span text:style-name="T2">Method : </text:span><text:span text:style-name="T18">GET/POST/PUT/PATCH/DELETE</text:span><text:span text:style-name="T2"> ,</text:span></text:p>
      <text:p text:style-name="P19"><text:span text:style-name="T2">Permission : </text:span><text:span text:style-name="T18">allowNurse</text:span><text:span text:style-name="T2"> ,</text:span></text:p>
      <text:p text:style-name="P61"/>
      <text:p text:style-name="P19"><text:span text:style-name="T2">- </text:span><text:span text:style-name="T18">Post request :</text:span></text:p>
      <text:p text:style-name="P19"><text:span text:style-name="T18"><text:tab/></text:span><text:span text:style-name="T19">endpoint : api/patient/info</text:span></text:p>
      <text:p text:style-name="P11"><text:span text:style-name="T2"><text:tab/>body of request </text:span><text:span text:style-name="T10">(json)</text:span><text:span text:style-name="T2">: {</text:span></text:p>
      <text:p text:style-name="P17"><text:span text:style-name="T2"><text:tab/><text:tab/><text:tab/><text:tab/></text:span><text:span text:style-name="T46">“</text:span><text:span text:style-name="T47">fullname</text:span><text:span text:style-name="T46">” : “………”,</text:span></text:p>
      <text:p text:style-name="P26"><text:span text:style-name="T35"><text:tab/><text:tab/><text:tab/><text:tab/>…….</text:span><text:span text:style-name="T39">(other fields)</text:span></text:p>
      <text:p text:style-name="P65"><text:tab/><text:tab/><text:tab/> <text:s text:c="4"/>}</text:p>
      <text:p text:style-name="P33"><text:span text:style-name="T1"><text:tab/>* </text:span><text:span text:style-name="T30">fullname</text:span><text:span text:style-name="T26"> =&gt; </text:span><text:span text:style-name="T30">fullname length at most 100 characters</text:span></text:p>
      <text:p text:style-name="P94"/>
      <text:p text:style-name="P39"><text:span text:style-name="T2"><text:tab/>Response </text:span><text:span text:style-name="T11">(if successful)</text:span><text:span text:style-name="T2"> : </text:span></text:p>
      <text:p text:style-name="P49"><text:span text:style-name="T2"><text:tab/>- status : 20</text:span><text:span text:style-name="T18">1</text:span></text:p>
      <text:p text:style-name="P74"><text:tab/>- body : {</text:p>
      <text:p text:style-name="P49"><text:span text:style-name="T2"><text:tab/><text:tab/></text:span><text:span text:style-name="T37">“</text:span><text:span text:style-name="T40">id</text:span><text:span text:style-name="T37">” : “………”,</text:span></text:p>
      <text:p text:style-name="P45"><text:span text:style-name="T35"><text:tab/><text:tab/>………..</text:span><text:span text:style-name="T40">(other fields)</text:span></text:p>
      <text:p text:style-name="P74"><text:tab/><text:tab/><text:tab/>}</text:p>
      <text:p text:style-name="P20"><text:span text:style-name="T2">- </text:span><text:span text:style-name="T19">Get</text:span><text:span text:style-name="T18"> request :</text:span></text:p>
      <text:p text:style-name="P20"><text:span text:style-name="T18"><text:tab/></text:span><text:span text:style-name="T21">1- Simple Get request</text:span></text:p>
      <text:p text:style-name="P20"><text:span text:style-name="T18"><text:tab/><text:tab/></text:span><text:span text:style-name="T19">endpoint : api/patient/info</text:span></text:p>
      <text:p text:style-name="P95"/>
      <text:p text:style-name="P40"><text:span text:style-name="T2"><text:tab/><text:tab/>Response </text:span><text:span text:style-name="T11">(if successful)</text:span><text:span text:style-name="T2"> : </text:span></text:p>
      <text:p text:style-name="P50"><text:span text:style-name="T2"><text:tab/><text:tab/>- status : 20</text:span><text:span text:style-name="T19">0</text:span></text:p>
      <text:p text:style-name="P50"><text:span text:style-name="T2"><text:tab/><text:tab/>- body : </text:span><text:span text:style-name="T19">[</text:span></text:p>
      <text:p text:style-name="P50"><text:span text:style-name="T19"><text:tab/><text:tab/><text:tab/></text:span><text:span text:style-name="T2">{</text:span><text:span text:style-name="T35">………</text:span><text:span text:style-name="T40">(patient information)</text:span><text:span text:style-name="T2">},</text:span></text:p>
      <text:p text:style-name="P50"><text:span text:style-name="T2"><text:tab/><text:tab/><text:tab/>{</text:span><text:span text:style-name="T35">………</text:span><text:span text:style-name="T40">(patient information)</text:span><text:span text:style-name="T2">}, …… </text:span><text:span text:style-name="T19">]</text:span></text:p>
      <text:p text:style-name="P52"><text:span text:style-name="T19"><text:tab/></text:span><text:span text:style-name="T49">2- Search Get request</text:span></text:p>
      <text:p text:style-name="P22"><text:span text:style-name="T18"><text:tab/><text:tab/></text:span><text:span text:style-name="T19">endpoint : api/patient/info/?</text:span><text:span text:style-name="T21">search=&lt;vip&gt;</text:span></text:p>
      <text:p text:style-name="P55"><text:span text:style-name="T22"><text:tab/><text:tab/></text:span><text:span text:style-name="T51">search_fields = fullname , national_id , gender</text:span></text:p>
      <text:p text:style-name="P22"><text:span text:style-name="T21"><text:tab/><text:tab/></text:span><text:span text:style-name="T53">*&lt;vip&gt; can have a value of one of the 3 above fields in order to search between <text:tab/><text:tab/><text:tab/>informations of patients.</text:span></text:p>
      <text:p text:style-name="P69"><text:tab/><text:tab/></text:p>
      <text:p text:style-name="P96"/>
      <text:p text:style-name="P42"><text:soft-page-break/><text:span text:style-name="T2"><text:tab/><text:tab/>Response </text:span><text:span text:style-name="T11">(if successful)</text:span><text:span text:style-name="T2"> : </text:span></text:p>
      <text:p text:style-name="P52"><text:span text:style-name="T2"><text:tab/><text:tab/>- status : 20</text:span><text:span text:style-name="T19">0</text:span></text:p>
      <text:p text:style-name="P52"><text:span text:style-name="T2"><text:tab/><text:tab/>- body : </text:span><text:span text:style-name="T19">[</text:span></text:p>
      <text:p text:style-name="P52"><text:span text:style-name="T19"><text:tab/><text:tab/><text:tab/></text:span><text:span text:style-name="T2">{</text:span><text:span text:style-name="T35">………</text:span><text:span text:style-name="T40">(patient information)</text:span><text:span text:style-name="T2">},</text:span></text:p>
      <text:p text:style-name="P52"><text:span text:style-name="T19"><text:tab/><text:tab/><text:tab/>{</text:span><text:span text:style-name="T40">………(patient information)</text:span><text:span text:style-name="T19">}, …… ]</text:span></text:p>
      <text:p text:style-name="P52"><text:span text:style-name="T19"><text:tab/></text:span><text:span text:style-name="T49">3- Partial Get request</text:span></text:p>
      <text:p text:style-name="P22"><text:span text:style-name="T18"><text:tab/><text:tab/></text:span><text:span text:style-name="T19">endpoint : api/patient/info/?fields=&lt;field1&gt;,&lt;field2&gt;,…</text:span><text:span text:style-name="T21">.</text:span></text:p>
      <text:p text:style-name="P69"><text:tab/><text:tab/></text:p>
      <text:p text:style-name="P96"/>
      <text:p text:style-name="P42"><text:span text:style-name="T2"><text:tab/><text:tab/>Response </text:span><text:span text:style-name="T11">(if successful)</text:span><text:span text:style-name="T2"> : </text:span></text:p>
      <text:p text:style-name="P52"><text:span text:style-name="T2"><text:tab/><text:tab/>- status : 20</text:span><text:span text:style-name="T19">0</text:span></text:p>
      <text:p text:style-name="P52"><text:span text:style-name="T2"><text:tab/><text:tab/>- body : </text:span><text:span text:style-name="T19">[</text:span></text:p>
      <text:p text:style-name="P52"><text:span text:style-name="T19"><text:tab/><text:tab/><text:tab/></text:span><text:span text:style-name="T2">{</text:span><text:span text:style-name="T35">………</text:span><text:span text:style-name="T40">(patient information </text:span><text:span text:style-name="T42">including requested fields</text:span><text:span text:style-name="T40">)</text:span><text:span text:style-name="T2">},</text:span></text:p>
      <text:p text:style-name="P52"><text:span text:style-name="T19"><text:tab/><text:tab/><text:tab/>{</text:span><text:span text:style-name="T40">………(patient information </text:span><text:span text:style-name="T42">including requested fields</text:span><text:span text:style-name="T40">)</text:span><text:span text:style-name="T19">}, …… ]</text:span></text:p>
      <text:p text:style-name="P53"><text:span text:style-name="T19"><text:tab/></text:span><text:span text:style-name="T50">4- Par</text:span><text:span text:style-name="T49">tial Get request </text:span><text:span text:style-name="T50">for special patient</text:span></text:p>
      <text:p text:style-name="P23"><text:span text:style-name="T18"><text:tab/><text:tab/></text:span><text:span text:style-name="T19">endpoint : api/patient/info/&lt;</text:span><text:span text:style-name="T23">id of patient</text:span><text:span text:style-name="T19">&gt;/?<text:tab/><text:tab/><text:tab/><text:tab/><text:tab/><text:tab/>fields=&lt;field1&gt;,&lt;field2&gt;,…</text:span><text:span text:style-name="T21">.</text:span></text:p>
      <text:p text:style-name="P70"><text:tab/><text:tab/></text:p>
      <text:p text:style-name="P97"/>
      <text:p text:style-name="P43"><text:span text:style-name="T2"><text:tab/><text:tab/>Response </text:span><text:span text:style-name="T11">(if successful)</text:span><text:span text:style-name="T2"> : </text:span></text:p>
      <text:p text:style-name="P53"><text:span text:style-name="T2"><text:tab/><text:tab/>- status : 20</text:span><text:span text:style-name="T19">0</text:span></text:p>
      <text:p text:style-name="P75"><text:tab/><text:tab/>- body : </text:p>
      <text:p text:style-name="P53"><text:span text:style-name="T19"><text:tab/><text:tab/><text:tab/></text:span><text:span text:style-name="T2">{</text:span><text:span text:style-name="T35">………</text:span><text:span text:style-name="T40">(patient information </text:span><text:span text:style-name="T42">including requested fields</text:span><text:span text:style-name="T40">)</text:span><text:span text:style-name="T2">}</text:span></text:p>
      <text:p text:style-name="P78"/>
      <text:p text:style-name="P20"><text:span text:style-name="T2">- </text:span><text:span text:style-name="T18">P</text:span><text:span text:style-name="T19">ut</text:span><text:span text:style-name="T18"> request :</text:span></text:p>
      <text:p text:style-name="P20"><text:span text:style-name="T18"><text:tab/></text:span><text:span text:style-name="T19">endpoint : api/patient/info/&lt;</text:span><text:span text:style-name="T20">id of patient</text:span><text:span text:style-name="T19">&gt;</text:span></text:p>
      <text:p text:style-name="P12"><text:span text:style-name="T2"><text:tab/>body of request </text:span><text:span text:style-name="T10">(json)</text:span><text:span text:style-name="T2">: {</text:span></text:p>
      <text:p text:style-name="P27"><text:span text:style-name="T35"><text:tab/><text:tab/><text:tab/><text:tab/>…….</text:span><text:span text:style-name="T39">(</text:span><text:span text:style-name="T41">all</text:span><text:span text:style-name="T39"> fields </text:span><text:span text:style-name="T41">related to patient’s information</text:span><text:span text:style-name="T39">)</text:span></text:p>
      <text:p text:style-name="P66"><text:tab/><text:tab/><text:tab/> <text:s text:c="4"/>}</text:p>
      <text:p text:style-name="P95"/>
      <text:p text:style-name="P40"><text:span text:style-name="T2"><text:tab/>Response </text:span><text:span text:style-name="T11">(if successful)</text:span><text:span text:style-name="T2"> : </text:span></text:p>
      <text:p text:style-name="P50"><text:span text:style-name="T2"><text:tab/>- status : 20</text:span><text:span text:style-name="T20">0</text:span></text:p>
      <text:p text:style-name="P76"><text:tab/>- body : {</text:p>
      <text:p text:style-name="P50"><text:span text:style-name="T2"><text:tab/><text:tab/></text:span><text:span text:style-name="T37">“</text:span><text:span text:style-name="T40">id</text:span><text:span text:style-name="T37">” : “………”,</text:span></text:p>
      <text:p text:style-name="P46"><text:span text:style-name="T35"><text:tab/><text:tab/>………..</text:span><text:span text:style-name="T40">(other fields)</text:span></text:p>
      <text:p text:style-name="P78"><text:tab/><text:tab/><text:tab/>}</text:p>
      <text:p text:style-name="P78"/>
      <text:p text:style-name="P21"><text:soft-page-break/><text:span text:style-name="T2">- </text:span><text:span text:style-name="T20">Patch</text:span><text:span text:style-name="T18"> request :</text:span></text:p>
      <text:p text:style-name="P21"><text:span text:style-name="T18"><text:tab/></text:span><text:span text:style-name="T19">endpoint : api/patient/info/&lt;</text:span><text:span text:style-name="T20">id of patient</text:span><text:span text:style-name="T19">&gt;</text:span></text:p>
      <text:p text:style-name="P13"><text:span text:style-name="T2"><text:tab/>body of request </text:span><text:span text:style-name="T10">(json)</text:span><text:span text:style-name="T2">: {</text:span></text:p>
      <text:p text:style-name="P28"><text:span text:style-name="T35"><text:tab/><text:tab/><text:tab/><text:tab/>…….</text:span><text:span text:style-name="T39">(</text:span><text:span text:style-name="T41">only</text:span><text:span text:style-name="T39"> fields </text:span><text:span text:style-name="T41">that you want to update</text:span><text:span text:style-name="T39">)</text:span></text:p>
      <text:p text:style-name="P67"><text:tab/><text:tab/><text:tab/> <text:s text:c="4"/>}</text:p>
      <text:p text:style-name="P34"><text:span text:style-name="T1"><text:tab/>* </text:span><text:span text:style-name="T31">when using patch request, mind the dependent fields.</text:span></text:p>
      <text:p text:style-name="P88"><text:tab/>* if you wanted to update a field that has dependent fields, all other dependent fields</text:p>
      <text:p text:style-name="P88"><text:tab/>* must also be included in the body of request</text:p>
      <text:p text:style-name="P88"><text:tab/>* for example if you wanted to update gender value, you must include <text:tab/> <text:tab/><text:tab/><text:tab/>* menopausal_condition, irregular_menopausal and birth_giving values in the body of <text:tab/><text:tab/>* request since these 3 fields are dependent to gender. </text:p>
      <text:p text:style-name="P98"/>
      <text:p text:style-name="P41"><text:span text:style-name="T2"><text:tab/>Response </text:span><text:span text:style-name="T11">(if successful)</text:span><text:span text:style-name="T2"> : </text:span></text:p>
      <text:p text:style-name="P51"><text:span text:style-name="T2"><text:tab/>- status : 20</text:span><text:span text:style-name="T18">1</text:span></text:p>
      <text:p text:style-name="P77"><text:tab/>- body : {</text:p>
      <text:p text:style-name="P51"><text:span text:style-name="T2"><text:tab/><text:tab/></text:span><text:span text:style-name="T37">“</text:span><text:span text:style-name="T40">id</text:span><text:span text:style-name="T37">” : “………”,</text:span></text:p>
      <text:p text:style-name="P47"><text:span text:style-name="T35"><text:tab/><text:tab/>………..</text:span><text:span text:style-name="T40">(other fields)</text:span></text:p>
      <text:p text:style-name="P79"><text:tab/><text:tab/><text:tab/>}</text:p>
      <text:p text:style-name="P79"/>
      <text:p text:style-name="P23"><text:span text:style-name="T2">- </text:span><text:span text:style-name="T23">Delete</text:span><text:span text:style-name="T18"> request :</text:span></text:p>
      <text:p text:style-name="P23"><text:span text:style-name="T18"><text:tab/></text:span><text:span text:style-name="T19">endpoint : api/patient/info/&lt;</text:span><text:span text:style-name="T20">id of patient</text:span><text:span text:style-name="T19">&gt;</text:span></text:p>
      <text:p text:style-name="P43"><text:span text:style-name="T2"><text:tab/>Response </text:span><text:span text:style-name="T11">(if successful)</text:span><text:span text:style-name="T2"> : </text:span></text:p>
      <text:p text:style-name="P53"><text:span text:style-name="T2"><text:tab/>- status : 20</text:span><text:span text:style-name="T23">0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4"><text:soft-page-break/><text:span text:style-name="T8">4</text:span><text:span text:style-name="T3">- </text:span><text:span text:style-name="T8">Get all Doctors</text:span></text:p>
      <text:p text:style-name="P8"><text:span text:style-name="T10">E</text:span><text:span text:style-name="T9">ndpoint : </text:span><text:span text:style-name="T2">api/</text:span><text:span text:style-name="T23">doctors/</text:span><text:span text:style-name="T2"> ,</text:span></text:p>
      <text:p text:style-name="P23"><text:span text:style-name="T2">Method : </text:span><text:span text:style-name="T23">GET</text:span><text:span text:style-name="T2"> ,</text:span></text:p>
      <text:p text:style-name="P23"><text:span text:style-name="T2">Permission : allow</text:span><text:span text:style-name="T23">Nurse</text:span><text:span text:style-name="T2"> ,</text:span></text:p>
      <text:p text:style-name="P93"/>
      <text:p text:style-name="P43"><text:span text:style-name="T2">Response </text:span><text:span text:style-name="T11">(if successful)</text:span><text:span text:style-name="T2"> : </text:span></text:p>
      <text:p text:style-name="P53"><text:span text:style-name="T2">- status : 20</text:span><text:span text:style-name="T23">0</text:span></text:p>
      <text:p text:style-name="P53"><text:span text:style-name="T2">- body : </text:span><text:span text:style-name="T19">[</text:span></text:p>
      <text:p text:style-name="P53"><text:span text:style-name="T19"><text:tab/><text:tab/></text:span><text:span text:style-name="T2">{</text:span><text:span text:style-name="T35">………</text:span><text:span text:style-name="T40">(</text:span><text:span text:style-name="T43">doctor</text:span><text:span text:style-name="T40"> information </text:span><text:span text:style-name="T42">including </text:span><text:span text:style-name="T43">id, fullname, national_id</text:span><text:span text:style-name="T40">)</text:span><text:span text:style-name="T2">},</text:span></text:p>
      <text:p text:style-name="P53"><text:span text:style-name="T19"><text:tab/><text:tab/>{</text:span><text:span text:style-name="T40">………(</text:span><text:span text:style-name="T43">doctor</text:span><text:span text:style-name="T40"> information </text:span><text:span text:style-name="T42">including </text:span><text:span text:style-name="T43">id, fullname, national_id</text:span><text:span text:style-name="T40">))</text:span><text:span text:style-name="T19">}, …… ]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4"><text:soft-page-break/><text:span text:style-name="T8">5</text:span><text:span text:style-name="T3">- </text:span><text:span text:style-name="T8">Send ECG file of a patient</text:span></text:p>
      <text:p text:style-name="P8"><text:span text:style-name="T10">E</text:span><text:span text:style-name="T9">ndpoint : </text:span><text:span text:style-name="T2">api/</text:span><text:span text:style-name="T23">patient/ecg/</text:span><text:span text:style-name="T2"> ,</text:span></text:p>
      <text:p text:style-name="P62">Method : POST ,</text:p>
      <text:p text:style-name="P23"><text:span text:style-name="T2">Permission : allow</text:span><text:span text:style-name="T23">Nurse</text:span><text:span text:style-name="T2"> ,</text:span></text:p>
      <text:p text:style-name="P14"><text:span text:style-name="T2">body of request </text:span><text:span text:style-name="T10">(</text:span><text:span text:style-name="T24">form-data</text:span><text:span text:style-name="T10">)</text:span><text:span text:style-name="T2">: {</text:span></text:p>
      <text:p text:style-name="P18"><text:span text:style-name="T2"><text:tab/><text:tab/><text:tab/><text:tab/></text:span><text:span text:style-name="T46">“</text:span><text:span text:style-name="T48">patient</text:span><text:span text:style-name="T46">” : &lt;</text:span><text:span text:style-name="T48">patient_id</text:span><text:span text:style-name="T46">&gt;,</text:span></text:p>
      <text:p text:style-name="P29"><text:span text:style-name="T35"><text:tab/><text:tab/><text:tab/><text:tab/>“</text:span><text:span text:style-name="T44">ecg</text:span><text:span text:style-name="T35">” : &lt;</text:span><text:span text:style-name="T44">patient_ecg_file</text:span><text:span text:style-name="T35">&gt;,</text:span></text:p>
      <text:p text:style-name="P29"><text:span text:style-name="T35"><text:tab/><text:tab/><text:tab/><text:tab/>“</text:span><text:span text:style-name="T44">doctor</text:span><text:span text:style-name="T35">” : &lt;</text:span><text:span text:style-name="T44">doctor_id</text:span><text:span text:style-name="T35">&gt;,</text:span></text:p>
      <text:p text:style-name="P29"><text:span text:style-name="T35"><text:tab/><text:tab/><text:tab/><text:tab/>“</text:span><text:span text:style-name="T44">doctor” : &lt;doctor_id&gt;,</text:span></text:p>
      <text:p text:style-name="P86"><text:tab/><text:tab/><text:tab/><text:tab/>……..</text:p>
      <text:p text:style-name="P68"><text:tab/><text:tab/><text:tab/> <text:s text:c="4"/>}</text:p>
      <text:p text:style-name="P35"><text:span text:style-name="T1">* </text:span><text:span text:style-name="T32">Note that patient_id or doctor_id refers to the their id in the database which you can get with get request (so it is not national id)</text:span></text:p>
      <text:p text:style-name="P30"><text:span text:style-name="T33">* </text:span><text:span text:style-name="T34">ecg</text:span><text:span text:style-name="T33">=&gt; </text:span><text:span text:style-name="T34">file must be sent in a format of .txt , otherwise you receive an error. The maximum size of the file is also 2621440 bytes(it can be changed if needed)</text:span></text:p>
      <text:p text:style-name="P89">* As you can see, you can send ecg of a patient to multiple doctors if needed. Just add the id of that doctor in the body of request.</text:p>
      <text:p text:style-name="P93"/>
      <text:p text:style-name="P43"><text:span text:style-name="T2">Response </text:span><text:span text:style-name="T11">(if successful)</text:span><text:span text:style-name="T2"> : </text:span></text:p>
      <text:p text:style-name="P53"><text:span text:style-name="T2">- status : 20</text:span><text:span text:style-name="T25">1</text:span></text:p>
      <text:p text:style-name="P75">- body : {</text:p>
      <text:p text:style-name="P53"><text:span text:style-name="T2"><text:tab/></text:span><text:span text:style-name="T37">…….</text:span><text:span text:style-name="T45">(ecg file information and doctor ids)</text:span></text:p>
      <text:p text:style-name="P53"><text:span text:style-name="T2"><text:tab/><text:tab/></text:span><text:span text:style-name="T2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 Black" svg:font-family="'Arial Black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18:58:13.550911234</meta:creation-date>
    <dc:date>2021-06-12T23:11:40.206965824</dc:date>
    <meta:editing-duration>PT1M57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8" meta:paragraph-count="150" meta:word-count="808" meta:character-count="4884" meta:non-whitespace-character-count="3962"/>
  </office:meta>
</office:document-meta>
</file>